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4751" officeooo:paragraph-rsid="00174751" style:font-weight-asian="bold" style:font-weight-complex="bold"/>
    </style:style>
    <style:style style:name="P2" style:family="paragraph" style:parent-style-name="Standard">
      <style:text-properties fo:font-weight="bold" officeooo:rsid="001c0f77" officeooo:paragraph-rsid="001c0f77" style:font-weight-asian="bold" style:font-weight-complex="bold"/>
    </style:style>
    <style:style style:name="P3" style:family="paragraph" style:parent-style-name="Standard">
      <style:text-properties fo:font-weight="bold" officeooo:rsid="0023ae46" officeooo:paragraph-rsid="0023ae46" style:font-weight-asian="bold" style:font-weight-complex="bold"/>
    </style:style>
    <style:style style:name="P4" style:family="paragraph" style:parent-style-name="Standard">
      <style:text-properties fo:font-weight="bold" officeooo:rsid="0030dba7" officeooo:paragraph-rsid="0030dba7" style:font-weight-asian="bold" style:font-weight-complex="bold"/>
    </style:style>
    <style:style style:name="P5" style:family="paragraph" style:parent-style-name="Standard">
      <style:text-properties fo:font-weight="normal" officeooo:rsid="00174751" officeooo:paragraph-rsid="00174751" style:font-weight-asian="normal" style:font-weight-complex="normal"/>
    </style:style>
    <style:style style:name="P6" style:family="paragraph" style:parent-style-name="Standard">
      <style:text-properties fo:font-weight="normal" officeooo:rsid="001ed6f0" officeooo:paragraph-rsid="001ed6f0" style:font-weight-asian="normal" style:font-weight-complex="normal"/>
    </style:style>
    <style:style style:name="P7" style:family="paragraph" style:parent-style-name="Standard">
      <style:text-properties fo:font-weight="normal" officeooo:rsid="002eeb10" officeooo:paragraph-rsid="002eeb10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74751" officeooo:paragraph-rsid="00174751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1c0f77" officeooo:paragraph-rsid="001c0f77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1ed6f0" officeooo:paragraph-rsid="001ed6f0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46683" officeooo:paragraph-rsid="00251fe3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7b390" officeooo:paragraph-rsid="0027b390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28e502" officeooo:paragraph-rsid="0028e502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29ae08" officeooo:paragraph-rsid="0029ae08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29e5d9" officeooo:paragraph-rsid="0029e5d9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2ad834" officeooo:paragraph-rsid="002ad834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348375" officeooo:paragraph-rsid="00348375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b1630" officeooo:paragraph-rsid="002b1630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2cb13e" officeooo:paragraph-rsid="002cb13e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2da479" officeooo:paragraph-rsid="002da479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2eeb10" officeooo:paragraph-rsid="002eeb10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31fd22" officeooo:paragraph-rsid="0031fd22" style:font-weight-asian="normal" style:font-weight-complex="normal"/>
    </style:style>
    <style:style style:name="P23" style:family="paragraph" style:parent-style-name="Standard">
      <style:text-properties fo:font-weight="normal" officeooo:rsid="0031fd22" officeooo:paragraph-rsid="0031fd22" style:font-weight-asian="normal" style:font-weight-complex="normal"/>
    </style:style>
    <style:style style:name="P24" style:family="paragraph" style:parent-style-name="Standard">
      <style:text-properties fo:font-weight="normal" officeooo:rsid="00395d7e" officeooo:paragraph-rsid="00395d7e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395d7e" officeooo:paragraph-rsid="00395d7e" style:font-weight-asian="normal" style:font-weight-complex="normal"/>
    </style:style>
    <style:style style:name="P26" style:family="paragraph" style:parent-style-name="Standard" style:list-style-name="L3">
      <style:text-properties officeooo:paragraph-rsid="00352bce"/>
    </style:style>
    <style:style style:name="T1" style:family="text">
      <style:text-properties officeooo:rsid="001a18c5"/>
    </style:style>
    <style:style style:name="T2" style:family="text">
      <style:text-properties officeooo:rsid="0023ae46"/>
    </style:style>
    <style:style style:name="T3" style:family="text">
      <style:text-properties officeooo:rsid="0027b390"/>
    </style:style>
    <style:style style:name="T4" style:family="text">
      <style:text-properties fo:font-weight="normal" officeooo:rsid="00352bce" style:font-weight-asian="normal" style:font-weight-complex="normal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37aa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 <text:span text:style-name="T1">I</text:span></text:p>
      <text:list xml:id="list5137161843414378272" text:style-name="L1">
        <text:list-item>
          <text:p text:style-name="P8">jet pt → jet-pt : used as such in whole thesis and PAS</text:p>
        </text:list-item>
        <text:list-item>
          <text:p text:style-name="P8">PDF set abb. : in first para </text:p>
        </text:list-item>
      </text:list>
      <text:p text:style-name="P5"/>
      <text:p text:style-name="P2"><text:span text:style-name="T2">Chap 1 : </text:span>Introduction I</text:p>
      <text:list xml:id="list5321886027303567772" text:style-name="L2">
        <text:list-item>
          <text:p text:style-name="P9">Rephrased cross-section proportional</text:p>
        </text:list-item>
        <text:list-item>
          <text:p text:style-name="P10">Added alpha_s part</text:p>
        </text:list-item>
      </text:list>
      <text:p text:style-name="P6"/>
      <text:p text:style-name="P3">Chapter 5 : Measurement I</text:p>
      <text:list xml:id="list6894289794138334138" text:style-name="L3">
        <text:list-item>
          <text:p text:style-name="P11"><text:span text:style-name="T3">P69 : </text:span>Inclusive differential or differential inclusive – order</text:p>
        </text:list-item>
        <text:list-item>
          <text:p text:style-name="P11"><text:span text:style-name="T3">P70 : Range in Ht,2 : 300 &lt;= Ht,2 &lt;= 1680</text:span> </text:p>
        </text:list-item>
        <text:list-item>
          <text:p text:style-name="P26"><text:span text:style-name="T4">Bin widths : </text:span><text:span text:style-name="T5">The widths of the pT bins increase with pT and are proportional to the pT resolution.</text:span></text:p>
        </text:list-item>
        <text:list-item>
          <text:p text:style-name="P12">P70 : data set – checked for others</text:p>
        </text:list-item>
        <text:list-item>
          <text:p text:style-name="P13">P75 : Lumi on diagrams</text:p>
        </text:list-item>
        <text:list-item>
          <text:p text:style-name="P14">P78 : Table : Since we have used on<text:span text:style-name="T6">ly</text:span> Tight ID</text:p>
        </text:list-item>
        <text:list-item>
          <text:p text:style-name="P15">P81 : Rephrased</text:p>
        </text:list-item>
        <text:list-item>
          <text:p text:style-name="P16">P91 : D’Agostini Bayesian ?</text:p>
        </text:list-item>
        <text:list-item>
          <text:p text:style-name="P17">P92 : Naming of methods</text:p>
        </text:list-item>
        <text:list-item>
          <text:p text:style-name="P18">P94 : migration of ?</text:p>
        </text:list-item>
        <text:list-item>
          <text:p text:style-name="P19">P97 : well closure ?</text:p>
        </text:list-item>
        <text:list-item>
          <text:p text:style-name="P20">P100 : million in number ?</text:p>
        </text:list-item>
        <text:list-item>
          <text:p text:style-name="P21">P103 : Name of sources </text:p>
        </text:list-item>
      </text:list>
      <text:p text:style-name="P7"/>
      <text:p text:style-name="P4">Chapter 6 : Theory Predictions I</text:p>
      <text:list xml:id="list316444654271893510" text:style-name="L4">
        <text:list-item>
          <text:p text:style-name="P22">P117 : give or gives</text:p>
        </text:list-item>
      </text:list>
      <text:p text:style-name="P23"/>
      <text:p text:style-name="P24">Chapter 7 : Alphas I</text:p>
      <text:list xml:id="list579047492868792460" text:style-name="L5">
        <text:list-item>
          <text:p text:style-name="P25">P125 : as a function of httwo, up to at NLO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9:35:53.300157012</meta:creation-date>
    <dc:date>2018-03-11T11:04:33.149776112</dc:date>
    <meta:editing-duration>P1DT16H3M45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80" meta:character-count="813" meta:non-whitespace-character-count="671"/>
  </office:meta>
</office:document-meta>
</file>